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5bea" officeooo:paragraph-rsid="001d5bea"/>
    </style:style>
    <style:style style:name="P2" style:family="paragraph" style:parent-style-name="Text_20_body">
      <style:text-properties officeooo:paragraph-rsid="001d5bea"/>
    </style:style>
    <style:style style:name="P3" style:family="paragraph" style:parent-style-name="Text_20_body">
      <style:text-properties officeooo:rsid="001f7488" officeooo:paragraph-rsid="001f7488"/>
    </style:style>
    <style:style style:name="P4" style:family="paragraph" style:parent-style-name="Text_20_body">
      <style:text-properties officeooo:paragraph-rsid="001f7488"/>
    </style:style>
    <style:style style:name="P5" style:family="paragraph" style:parent-style-name="Text_20_body">
      <style:text-properties officeooo:rsid="0020df59" officeooo:paragraph-rsid="0020df59"/>
    </style:style>
    <style:style style:name="P6" style:family="paragraph" style:parent-style-name="Heading_20_1">
      <style:text-properties officeooo:rsid="001f7488" officeooo:paragraph-rsid="001f7488"/>
    </style:style>
    <style:style style:name="P7" style:family="paragraph" style:parent-style-name="Title">
      <style:text-properties officeooo:rsid="001d5bea" officeooo:paragraph-rsid="001d5bea"/>
    </style:style>
    <style:style style:name="P8" style:family="paragraph" style:parent-style-name="Heading_20_2">
      <style:text-properties officeooo:rsid="001f7488" officeooo:paragraph-rsid="001f7488"/>
    </style:style>
    <style:style style:name="T1" style:family="text">
      <style:text-properties officeooo:rsid="001da5f7"/>
    </style:style>
    <style:style style:name="T2" style:family="text">
      <style:text-properties officeooo:rsid="0021f02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ony w Edukacji</text:p>
      <text:p text:style-name="P1"/>
      <text:h text:style-name="P6" text:outline-level="1" text:is-list-header="true">Wstęp</text:h>
      <text:h text:style-name="P8" text:outline-level="2">Co to jest dron ?</text:h>
      <text:p text:style-name="P2"/>
      <text:p text:style-name="P1">Drony czyli tak naprawdę bezzałogowe statki powietrzne, stają się ostatnio coraz bardziej popularne nie tylko w celach rozrywkowych i rekreacyjnych ale również odgrywają ważną rolę w wielu dziedzinach nauki. W tym artykule omówię zastosowanie dronów w szeroko rozumianej edukacji szkolnej <text:s/><text:span text:style-name="T1">oraz badaniach naukowych.</text:span></text:p>
      <text:p text:style-name="P3">Należy zacząć od wyjaśnienia, czym jest dron. To bezzałogowy statek powietrzny pilotowany zdalnie lub wykonujący lot autonomicznie, czyli samodzielnie. Spotykany jest również pod nazwami (ang. unmanned aerial vehicle, UAV) lub (ang. unmanned aerial system, UAS).</text:p>
      <text:p text:style-name="P3"/>
      <text:h text:style-name="P8" text:outline-level="2">Gdzie i czym można latać ?</text:h>
      <text:p text:style-name="P4"/>
      <text:p text:style-name="P5">Na terenie kraju w celach niekomercyjnych, bez specjalnego zezwolenia i z zachowaniem zasad ostrożności (zachowanie odpowiedniej odległości od ludzi i budynków) można latać małymi dronami o wadzę do 0,6 kg, do wysokości 30 m od ziemi lub do wysokości najwyższej przeszkody terenowej, takiej jak na przykład drzewa, w promieniu do 100m od operatora.</text:p>
      <text:p text:style-name="P5">Licencji nie wymaga również sterowanie dużymi dronami o wadzę całkowitej nie przekraczającej 25 kg, pozostając z nim w stałym kontakcie wzrokowym <text:span text:style-name="T2">w niekontrolowanie przestrzeni powietrznej (klasa G).</text:span></text:p>
      <text:p text:style-name="P5"/>
      <text:p text:style-name="P5"/>
      <text:p text:style-name="P4"/>
      <text:p text:style-name="P3"/>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13:09:02.270000000</meta:creation-date>
    <dc:date>2019-01-03T13:48:14.359000000</dc:date>
    <meta:editing-duration>PT18M30S</meta:editing-duration>
    <meta:editing-cycles>4</meta:editing-cycles>
    <meta:generator>LibreOffice/6.0.4.2$Windows_X86_64 LibreOffice_project/9b0d9b32d5dcda91d2f1a96dc04c645c450872bf</meta:generator>
    <meta:document-statistic meta:table-count="0" meta:image-count="0" meta:object-count="0" meta:page-count="1" meta:paragraph-count="8" meta:word-count="175" meta:character-count="1196" meta:non-whitespace-character-count="1030"/>
  </office:meta>
</office:document-meta>
</file>